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4AD1B4466E7210E00AE.png" manifest:media-type="image/png"/>
  <manifest:file-entry manifest:full-path="Pictures/1000020100000640000004ADC9843F0C53B331FD.png" manifest:media-type="image/png"/>
  <manifest:file-entry manifest:full-path="Pictures/1000020100000640000004AD460BEB5CD880EB48.png" manifest:media-type="image/png"/>
  <manifest:file-entry manifest:full-path="Pictures/1000020100000640000004AD50FC7735ED8DAF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fo:min-height="2.4cm"/>
    </style:style>
    <style:style style:name="pr4" style:family="presentation" style:parent-style-name="LushGreen1-outline1">
      <style:graphic-properties fo:min-height="11.93cm"/>
    </style:style>
    <style:style style:name="pr5" style:family="presentation" style:parent-style-name="LushGreen1-notes">
      <style:graphic-properties draw:fill-color="#ffffff" draw:auto-grow-height="true" fo:min-height="13.364cm"/>
    </style:style>
    <style:style style:name="pr6" style:family="presentation" style:parent-style-name="LushGree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cm" fo:margin-bottom="0.5cm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ROS moving the turtl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Remote lab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etting up VPN</text:p>
              </text:list-item>
              <text:list-item>
                <text:p>https://drive.google.com/file/d/1XMDBqkZQQu6Q0DpKe2BlihD7BiHfqYJ3/view</text:p>
                <text:p/>
              </text:list-item>
              <text:list-item>
                <text:p>Setting up connetion to the lab computer</text:p>
              </text:list-item>
              <text:list-item>
                <text:p>https://remoteaccess.labstats.com/merrimack-college.html</text:p>
              </text:list-item>
              <text:list-item>
                <text:p>Sullivan 104: <text:s/>MCS10424 (connect)</text:p>
                <text:p/>
              </text:list-item>
              <text:list-item>
                <text:p>Setting up: virtual box</text:p>
              </text:list-item>
              <text:list-item>
                <text:p>Click to power on</text:p>
              </text:list-item>
              <text:list-item>
                <text:p>Right control F - to toggle full scre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Setup environemnt</text:p>
          </draw:text-box>
        </draw:frame>
        <draw:frame presentation:style-name="pr4" draw:text-style-name="P2" draw:layer="layout" svg:width="25.199cm" svg:height="12.18cm" svg:x="1.4cm" svg:y="4.914cm" presentation:class="outline">
          <draw:text-box>
            <text:list text:style-name="L2">
              <text:list-item>
                <text:p text:style-name="P2"><text:span text:style-name="T1">create catkin workspace </text:span><text:span text:style-name="T1">(mine is catkin_ws):</text:span></text:p>
              </text:list-item>
              <text:list-item>
                <text:p text:style-name="P2"><text:span text:style-name="T1">$ mkdir -p ~/catkin_ws/src</text:span></text:p>
              </text:list-item>
              <text:list-item>
                <text:p text:style-name="P2"><text:span text:style-name="T1">$ cd ~/catkin_ws/</text:span></text:p>
              </text:list-item>
              <text:list-item>
                <text:p text:style-name="P2"><text:span text:style-name="T1">$ catkin_make</text:span></text:p>
                <text:p text:style-name="P2"><text:span text:style-name="T1"/></text:p>
              </text:list-item>
              <text:list-item>
                <text:p text:style-name="P2"><text:span text:style-name="T1">Add to ~/.bashrc: source </text:span><text:span text:style-name="T1">/opt/ros/melodic/setup.bash</text:span></text:p>
              </text:list-item>
              <text:list-item>
                <text:p text:style-name="P2"><text:span text:style-name="T1">Add to ~/.bashrc: <text:s/>source </text:span><text:span text:style-name="T1">~/catkin_ws/devel/setup.bas</text:span><text:span text:style-name="T1">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Package</text:p>
          </draw:text-box>
        </draw:frame>
        <draw:frame presentation:style-name="pr4" draw:text-style-name="P2" draw:layer="layout" svg:width="25.199cm" svg:height="12.18cm" svg:x="1.4cm" svg:y="4.914cm" presentation:class="outline">
          <draw:text-box>
            <text:list text:style-name="L2">
              <text:list-item>
                <text:p text:style-name="P2"><text:span text:style-name="T1">Software in ROS is organized </text:span><text:span text:style-name="T1">in packages. </text:span></text:p>
              </text:list-item>
              <text:list-item>
                <text:p text:style-name="P2"><text:span text:style-name="T1">my_package/</text:span></text:p>
                <text:p text:style-name="P2"><text:span text:style-name="T1">CMakeLists.txt</text:span></text:p>
                <text:p text:style-name="P2"><text:span text:style-name="T1">package.x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 node really isn't much more than an executable file within a ROS package. </text:p>
              </text:list-item>
              <text:list-item>
                <text:p>ROS nodes use a ROS client library to communicate with other nodes. </text:p>
              </text:list-item>
              <text:list-item>
                <text:p>Nodes can publish or subscribe to a Topic. Nodes can also provide or use a Service or Action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Topic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 communication channel</text:p>
              </text:list-item>
              <text:list-item>
                <text:p>Msg – the messege type over the chann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Servic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ervices are another way that nodes can communicate with each other. </text:p>
              </text:list-item>
              <text:list-item>
                <text:p>Services allow nodes to send a request and receive a respons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Parameter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The </text:span>Parameter Server can store integers, floats, boolean, dictionaries, and lis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Running and debugg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rqt_console provides a GUI plugin for displaying and filtering ROS messages.</text:p>
              </text:list-item>
              <text:list-item>
                <text:p>rqt_logger_level provides a GUI plugin for configuring the logger level of ROS nodes.</text:p>
              </text:list-item>
              <text:list-item>
                <text:p>Using launch – running several nodes as defined in the launch fil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reate a package </text:p>
          </draw:text-box>
        </draw:frame>
        <draw:frame presentation:style-name="pr4" draw:text-style-name="P2" draw:layer="layout" svg:width="25.199cm" svg:height="12.18cm" svg:x="1.4cm" svg:y="4.914cm" presentation:class="outline">
          <draw:text-box>
            <text:list text:style-name="L2">
              <text:list-item>
                <text:p text:style-name="P2"><text:span text:style-name="T1">cd ~/catkin_ws/src</text:span></text:p>
              </text:list-item>
              <text:list-item>
                <text:p text:style-name="P2"><text:span text:style-name="T1">catkin_create_pkg </text:span><text:span text:style-name="T1">turtlesim_cleaner </text:span><text:span text:style-name="T1">geometry_msgs rospy </text:span></text:p>
              </text:list-item>
              <text:list-item>
                <text:p text:style-name="P2"><text:span text:style-name="T3">cd </text:span><text:span text:style-name="T1">~/catkin_ws</text:span></text:p>
              </text:list-item>
              <text:list-item>
                <text:p text:style-name="P2"><text:span text:style-name="T1">catkin_make</text:span></text:p>
                <text:p text:style-name="P2"><text:span text:style-name="T1"/></text:p>
              </text:list-item>
              <text:list-item>
                <text:p text:style-name="P2"><text:span text:style-name="T3">roscd </text:span><text:span text:style-name="T1">turtlesim_cleaner</text:span></text:p>
              </text:list-item>
              <text:list-item>
                <text:p text:style-name="P2"><text:span text:style-name="T3">Edit package.xml</text:span></text:p>
              </text:list-item>
              <text:list-item>
                <text:p text:style-name="P4"><text:span text:style-name="T3">mkdir luanch</text:span></text:p>
              </text:list-item>
              <text:list-item>
                <text:p text:style-name="P2"><text:span text:style-name="T3">cd launc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Move around</text:p>
          </draw:text-box>
        </draw:frame>
        <draw:frame presentation:style-name="pr4" draw:text-style-name="P2" draw:layer="layout" svg:width="25.199cm" svg:height="12.18cm" svg:x="1.4cm" svg:y="4.914cm" presentation:class="outline">
          <draw:text-box>
            <text:list text:style-name="L2">
              <text:list-item>
                <text:p text:style-name="P2"><text:span text:style-name="T1">Moving in a stright line</text:span></text:p>
              </text:list-item>
              <text:list-item>
                <text:p text:style-name="P2"><text:span text:style-name="T1">Rotating </text:span></text:p>
              </text:list-item>
              <text:list-item>
                <text:p text:style-name="P2"><text:span text:style-name="T1">Move to goal</text:span></text:p>
                <text:p text:style-name="P2"><text:span text:style-name="T1"/></text:p>
              </text:list-item>
              <text:list-item>
                <text:p text:style-name="P2"><text:span text:style-name="T1">chmod u+x ~/catkin_ws/src/turtlesim_cleaner/src/xxx.py</text:span></text:p>
                <text:p text:style-name="P2"><text:span text:style-name="T1"/></text:p>
              </text:list-item>
              <text:list-item>
                <text:p text:style-name="P2"><text:span text:style-name="T1">https://github.com/bermansi/moveTheTurt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5T07:36:03.511660504</meta:creation-date>
    <meta:editing-duration>PT4H8M36S</meta:editing-duration>
    <meta:editing-cycles>16</meta:editing-cycles>
    <meta:generator>LibreOffice/6.0.7.3$Linux_X86_64 LibreOffice_project/00m0$Build-3</meta:generator>
    <dc:title>Lush Green</dc:title>
    <dc:date>2020-03-25T13:35:53.858975894</dc:date>
    <meta:document-statistic meta:object-count="97"/>
  </office:meta>
</office:document-meta>
</file>